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Yemen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overnment of Yemen, 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72" calcext:value-type="float">
            <text:p>204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825" calcext:value-type="float">
            <text:p>20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1" calcext:value-type="date">
            <text:p>01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84" calcext:value-type="float">
            <text:p>204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05" calcext:value-type="date">
            <text:p>05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69" calcext:value-type="float">
            <text:p>21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10" calcext:value-type="date">
            <text:p>10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70" calcext:value-type="float">
            <text:p>21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21" calcext:value-type="date">
            <text:p>21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71" calcext:value-type="float">
            <text:p>214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1-24" calcext:value-type="date">
            <text:p>24/0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843" calcext:value-type="float">
            <text:p>228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29" calcext:value-type="date">
            <text:p>29/02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442" calcext:value-type="float">
            <text:p>214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45" calcext:value-type="float">
            <text:p>213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Yeme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15" calcext:value-type="float">
            <text:p>20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01" calcext:value-type="date">
            <text:p>01/03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overnment of Yemen, Shia al-Houthi rebels</text:p>
          </table:table-cell>
          <table:table-cell office:value-type="string" calcext:value-type="string">
            <text:p>Firearms, Unarmed Perpetr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21" calcext:value-type="float">
            <text:p>20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1" calcext:value-type="date">
            <text:p>21/03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53" calcext:value-type="float">
            <text:p>21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1" calcext:value-type="date">
            <text:p>01/04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74" calcext:value-type="float">
            <text:p>212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01" calcext:value-type="date">
            <text:p>01/05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Yemen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02" calcext:value-type="float">
            <text:p>210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6" calcext:value-type="date">
            <text:p>26/07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Ye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44" calcext:value-type="float">
            <text:p>211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1" calcext:value-type="date">
            <text:p>01/08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06" calcext:value-type="float">
            <text:p>242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33" calcext:value-type="float">
            <text:p>210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5" calcext:value-type="date">
            <text:p>15/08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, Nurse, ProgrammeStaff, Technic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4" calcext:value-type="float">
            <text:p>20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4" calcext:value-type="date">
            <text:p>24/08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59" calcext:value-type="float">
            <text:p>21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1" calcext:value-type="date">
            <text:p>01/10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24" calcext:value-type="float">
            <text:p>208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8" calcext:value-type="date">
            <text:p>08/10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26" calcext:value-type="float">
            <text:p>20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686" calcext:value-type="float">
            <text:p>206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1" calcext:value-type="date">
            <text:p>01/04/201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07" calcext:value-type="float">
            <text:p>22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10" calcext:value-type="date">
            <text:p>10/10/201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30" calcext:value-type="float">
            <text:p>220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13" calcext:value-type="date">
            <text:p>13/03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74" calcext:value-type="float">
            <text:p>223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11" calcext:value-type="date">
            <text:p>11/06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55" calcext:value-type="float">
            <text:p>225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5" calcext:value-type="date">
            <text:p>05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16" calcext:value-type="float">
            <text:p>37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6" calcext:value-type="date">
            <text:p>26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85" calcext:value-type="float">
            <text:p>383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8" calcext:value-type="date">
            <text:p>28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60" calcext:value-type="float">
            <text:p>384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8" calcext:value-type="date">
            <text:p>28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87" calcext:value-type="float">
            <text:p>383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30" calcext:value-type="date">
            <text:p>30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88" calcext:value-type="float">
            <text:p>38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30" calcext:value-type="date">
            <text:p>30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vernment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61" calcext:value-type="float">
            <text:p>38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30" calcext:value-type="date">
            <text:p>30/07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89" calcext:value-type="float">
            <text:p>383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30" calcext:value-type="date">
            <text:p>30/09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29" calcext:value-type="float">
            <text:p>24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1" calcext:value-type="date">
            <text:p>01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28" calcext:value-type="float">
            <text:p>242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0" calcext:value-type="date">
            <text:p>10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52" calcext:value-type="float">
            <text:p>37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1" calcext:value-type="date">
            <text:p>11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51" calcext:value-type="float">
            <text:p>374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3" calcext:value-type="date">
            <text:p>13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53" calcext:value-type="float">
            <text:p>37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4" calcext:value-type="date">
            <text:p>14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Yeme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54" calcext:value-type="float">
            <text:p>374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2" calcext:value-type="date">
            <text:p>22/10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overnment of Yemen, Shia al-Houthi rebel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246" calcext:value-type="float">
            <text:p>24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7" calcext:value-type="date">
            <text:p>07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13" calcext:value-type="float">
            <text:p>37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7" calcext:value-type="date">
            <text:p>07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audi-led coalition in Yemen, Shia al-Houthi rebels</text:p>
          </table:table-cell>
          <table:table-cell office:value-type="string" calcext:value-type="string">
            <text:p>Combinati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12" calcext:value-type="float">
            <text:p>371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7" calcext:value-type="date">
            <text:p>07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188" calcext:value-type="float">
            <text:p>231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7" calcext:value-type="date">
            <text:p>07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234" calcext:value-type="float">
            <text:p>242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2" calcext:value-type="date">
            <text:p>12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16" calcext:value-type="float">
            <text:p>371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4" calcext:value-type="date">
            <text:p>14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17" calcext:value-type="float">
            <text:p>37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6" calcext:value-type="date">
            <text:p>16/11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18" calcext:value-type="float">
            <text:p>371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5" calcext:value-type="date">
            <text:p>05/12/201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Qaeda in the Arabian Peninsula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52" calcext:value-type="float">
            <text:p>22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1" calcext:value-type="date">
            <text:p>01/01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04" calcext:value-type="float">
            <text:p>367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7" calcext:value-type="date">
            <text:p>17/01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14" calcext:value-type="float">
            <text:p>370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9" calcext:value-type="date">
            <text:p>19/01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y unspecified (Yemen)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22" calcext:value-type="float">
            <text:p>370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7" calcext:value-type="date">
            <text:p>07/0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89" calcext:value-type="float">
            <text:p>37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7" calcext:value-type="date">
            <text:p>07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78" calcext:value-type="float">
            <text:p>355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3" calcext:value-type="date">
            <text:p>13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57" calcext:value-type="float">
            <text:p>375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9" calcext:value-type="date">
            <text:p>19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40" calcext:value-type="float">
            <text:p>377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79" calcext:value-type="float">
            <text:p>355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6" calcext:value-type="date">
            <text:p>26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80" calcext:value-type="float">
            <text:p>355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8" calcext:value-type="date">
            <text:p>28/03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8" calcext:value-type="float">
            <text:p>377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2" calcext:value-type="date">
            <text:p>02/04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90" calcext:value-type="float">
            <text:p>23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6" calcext:value-type="date">
            <text:p>06/04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37" calcext:value-type="float">
            <text:p>377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8" calcext:value-type="date">
            <text:p>18/05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05" calcext:value-type="float">
            <text:p>35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2" calcext:value-type="date">
            <text:p>22/06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88" calcext:value-type="float">
            <text:p>36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1" calcext:value-type="date">
            <text:p>21/08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299" calcext:value-type="float">
            <text:p>352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8" calcext:value-type="date">
            <text:p>18/10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5" calcext:value-type="float">
            <text:p>351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748" calcext:value-type="float">
            <text:p>247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1" calcext:value-type="date">
            <text:p>11/11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94" calcext:value-type="float">
            <text:p>34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9" calcext:value-type="date">
            <text:p>09/1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3" calcext:value-type="float">
            <text:p>345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3" calcext:value-type="date">
            <text:p>13/1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4" calcext:value-type="float">
            <text:p>345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9" calcext:value-type="date">
            <text:p>19/1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7" calcext:value-type="float">
            <text:p>345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23" calcext:value-type="date">
            <text:p>23/1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66" calcext:value-type="float">
            <text:p>34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24" calcext:value-type="date">
            <text:p>24/12/201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00" calcext:value-type="float">
            <text:p>24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1" calcext:value-type="date">
            <text:p>01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86" calcext:value-type="float">
            <text:p>241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1" calcext:value-type="date">
            <text:p>01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83" calcext:value-type="float">
            <text:p>241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4" calcext:value-type="date">
            <text:p>04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17" calcext:value-type="float">
            <text:p>262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3" calcext:value-type="date">
            <text:p>13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Yeme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84" calcext:value-type="float">
            <text:p>241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1" calcext:value-type="date">
            <text:p>21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68" calcext:value-type="float">
            <text:p>262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4" calcext:value-type="date">
            <text:p>24/0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85" calcext:value-type="float">
            <text:p>241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3" calcext:value-type="date">
            <text:p>13/02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5" calcext:value-type="float">
            <text:p>263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5" calcext:value-type="date">
            <text:p>15/02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72" calcext:value-type="float">
            <text:p>262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05" calcext:value-type="float">
            <text:p>24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2" calcext:value-type="date">
            <text:p>02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64" calcext:value-type="float">
            <text:p>263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7" calcext:value-type="date">
            <text:p>07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97" calcext:value-type="float">
            <text:p>262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3" calcext:value-type="date">
            <text:p>13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66" calcext:value-type="float">
            <text:p>263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0" calcext:value-type="date">
            <text:p>20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35" calcext:value-type="float">
            <text:p>265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4" calcext:value-type="date">
            <text:p>24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Security Belt Forces (Yemen)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754" calcext:value-type="float">
            <text:p>25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9" calcext:value-type="date">
            <text:p>29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686" calcext:value-type="float">
            <text:p>256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30" calcext:value-type="date">
            <text:p>30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367" calcext:value-type="float">
            <text:p>263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31" calcext:value-type="date">
            <text:p>31/03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73" calcext:value-type="float">
            <text:p>26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4" calcext:value-type="date">
            <text:p>04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99" calcext:value-type="float">
            <text:p>337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5" calcext:value-type="date">
            <text:p>05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36" calcext:value-type="float">
            <text:p>265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640" calcext:value-type="float">
            <text:p>266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1" calcext:value-type="date">
            <text:p>11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00" calcext:value-type="float">
            <text:p>266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5" calcext:value-type="date">
            <text:p>15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49" calcext:value-type="float">
            <text:p>267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1" calcext:value-type="date">
            <text:p>21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50" calcext:value-type="float">
            <text:p>267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8" calcext:value-type="date">
            <text:p>28/04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56" calcext:value-type="float">
            <text:p>268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6" calcext:value-type="date">
            <text:p>06/05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37" calcext:value-type="float">
            <text:p>266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6" calcext:value-type="date">
            <text:p>16/05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45" calcext:value-type="float">
            <text:p>26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5" calcext:value-type="date">
            <text:p>05/06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39" calcext:value-type="float">
            <text:p>265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6" calcext:value-type="date">
            <text:p>06/06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98" calcext:value-type="float">
            <text:p>265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5" calcext:value-type="date">
            <text:p>15/06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16" calcext:value-type="float">
            <text:p>26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2" calcext:value-type="date">
            <text:p>22/06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854" calcext:value-type="float">
            <text:p>268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6" calcext:value-type="date">
            <text:p>26/06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43" calcext:value-type="float">
            <text:p>266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5" calcext:value-type="date">
            <text:p>05/07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69" calcext:value-type="float">
            <text:p>263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6" calcext:value-type="date">
            <text:p>16/07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OfProgramme, 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28" calcext:value-type="float">
            <text:p>34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7" calcext:value-type="date">
            <text:p>17/08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Qaeda in the Arabian Peninsul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00" calcext:value-type="float">
            <text:p>262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5" calcext:value-type="date">
            <text:p>25/08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69" calcext:value-type="float">
            <text:p>338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4" calcext:value-type="date">
            <text:p>14/09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Yemeni Tribesme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01" calcext:value-type="float">
            <text:p>26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21" calcext:value-type="date">
            <text:p>21/09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55" calcext:value-type="float">
            <text:p>340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0" calcext:value-type="date">
            <text:p>10/10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99" calcext:value-type="float">
            <text:p>265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1" calcext:value-type="date">
            <text:p>11/10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37" calcext:value-type="float">
            <text:p>265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11" calcext:value-type="date">
            <text:p>11/1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71" calcext:value-type="float">
            <text:p>262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17" calcext:value-type="date">
            <text:p>17/1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Yeme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4" calcext:value-type="float">
            <text:p>263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18" calcext:value-type="date">
            <text:p>18/11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69" calcext:value-type="float">
            <text:p>26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30" calcext:value-type="date">
            <text:p>30/12/202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314" calcext:value-type="float">
            <text:p>273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1" calcext:value-type="date">
            <text:p>01/0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48" calcext:value-type="float">
            <text:p>307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7" calcext:value-type="date">
            <text:p>17/0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Yemeni National Resistan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58" calcext:value-type="float">
            <text:p>269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2" calcext:value-type="date">
            <text:p>22/0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88" calcext:value-type="float">
            <text:p>269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5" calcext:value-type="date">
            <text:p>25/0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91" calcext:value-type="float">
            <text:p>269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8" calcext:value-type="date">
            <text:p>28/0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93" calcext:value-type="float">
            <text:p>269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5" calcext:value-type="date">
            <text:p>15/02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86" calcext:value-type="float">
            <text:p>27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3" calcext:value-type="date">
            <text:p>03/03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69" calcext:value-type="float">
            <text:p>35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54" calcext:value-type="float">
            <text:p>31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6" calcext:value-type="date">
            <text:p>06/03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7" calcext:value-type="float">
            <text:p>31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3" calcext:value-type="date">
            <text:p>13/04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7" calcext:value-type="float">
            <text:p>31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6" calcext:value-type="date">
            <text:p>26/04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8" calcext:value-type="float">
            <text:p>27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07" calcext:value-type="float">
            <text:p>282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08" calcext:value-type="float">
            <text:p>282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9" calcext:value-type="date">
            <text:p>29/05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256" calcext:value-type="float">
            <text:p>282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1" calcext:value-type="date">
            <text:p>01/06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545" calcext:value-type="float">
            <text:p>285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5" calcext:value-type="float">
            <text:p>285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0" calcext:value-type="date">
            <text:p>10/06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6" calcext:value-type="float">
            <text:p>31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3" calcext:value-type="date">
            <text:p>13/06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8" calcext:value-type="float">
            <text:p>310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4" calcext:value-type="date">
            <text:p>04/07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2" calcext:value-type="float">
            <text:p>310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9" calcext:value-type="date">
            <text:p>29/08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9" calcext:value-type="float">
            <text:p>31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1" calcext:value-type="date">
            <text:p>01/09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Islah, at-Tagammu al Yamani il isla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90" calcext:value-type="float">
            <text:p>29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6" calcext:value-type="date">
            <text:p>16/09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660" calcext:value-type="float">
            <text:p>29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2" calcext:value-type="date">
            <text:p>22/09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60" calcext:value-type="float">
            <text:p>293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5" calcext:value-type="date">
            <text:p>25/09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835" calcext:value-type="float">
            <text:p>298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3" calcext:value-type="date">
            <text:p>13/10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44" calcext:value-type="float">
            <text:p>297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4" calcext:value-type="date">
            <text:p>24/11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303" calcext:value-type="float">
            <text:p>303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2" calcext:value-type="date">
            <text:p>22/12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Yemen)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28" calcext:value-type="float">
            <text:p>307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3" calcext:value-type="date">
            <text:p>23/12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32" calcext:value-type="float">
            <text:p>307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6" calcext:value-type="date">
            <text:p>26/12/202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38" calcext:value-type="float">
            <text:p>307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3" calcext:value-type="date">
            <text:p>13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05" calcext:value-type="float">
            <text:p>31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6" calcext:value-type="date">
            <text:p>16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06" calcext:value-type="float">
            <text:p>312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16" calcext:value-type="float">
            <text:p>312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15" calcext:value-type="float">
            <text:p>312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14" calcext:value-type="float">
            <text:p>31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5" calcext:value-type="date">
            <text:p>25/0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17" calcext:value-type="float">
            <text:p>312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4" calcext:value-type="date">
            <text:p>04/03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71" calcext:value-type="float">
            <text:p>317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1" calcext:value-type="date">
            <text:p>21/03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y unspecified (Yemen)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52" calcext:value-type="float">
            <text:p>322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6" calcext:value-type="date">
            <text:p>26/03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29" calcext:value-type="float">
            <text:p>32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7" calcext:value-type="date">
            <text:p>27/03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Saudi-led coalition in Yeme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27" calcext:value-type="float">
            <text:p>32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3" calcext:value-type="date">
            <text:p>03/06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Yemen Poli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09" calcext:value-type="float">
            <text:p>330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4" calcext:value-type="date">
            <text:p>04/06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16" calcext:value-type="float">
            <text:p>33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7" calcext:value-type="date">
            <text:p>07/06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18" calcext:value-type="float">
            <text:p>33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8" calcext:value-type="date">
            <text:p>08/06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10" calcext:value-type="float">
            <text:p>330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4" calcext:value-type="date">
            <text:p>14/06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08" calcext:value-type="float">
            <text:p>33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7" calcext:value-type="date">
            <text:p>17/07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Yemen Police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257" calcext:value-type="float">
            <text:p>34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4" calcext:value-type="date">
            <text:p>14/09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Yemen Armed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34" calcext:value-type="float">
            <text:p>34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5" calcext:value-type="date">
            <text:p>25/09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11" calcext:value-type="float">
            <text:p>353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4" calcext:value-type="date">
            <text:p>14/10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4" calcext:value-type="float">
            <text:p>352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2" calcext:value-type="date">
            <text:p>22/10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44" calcext:value-type="float">
            <text:p>356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4" calcext:value-type="date">
            <text:p>24/1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80" calcext:value-type="float">
            <text:p>366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7" calcext:value-type="date">
            <text:p>27/11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5" calcext:value-type="float">
            <text:p>36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9" calcext:value-type="date">
            <text:p>19/12/202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69" calcext:value-type="float">
            <text:p>36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8" calcext:value-type="date">
            <text:p>18/01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7" calcext:value-type="float">
            <text:p>368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0" calcext:value-type="date">
            <text:p>20/01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Yemeni Tribesme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8" calcext:value-type="float">
            <text:p>368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9" calcext:value-type="date">
            <text:p>29/01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86" calcext:value-type="float">
            <text:p>371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9" calcext:value-type="date">
            <text:p>29/01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OfProgramme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90" calcext:value-type="float">
            <text:p>371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6" calcext:value-type="date">
            <text:p>06/02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5" calcext:value-type="float">
            <text:p>378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13" calcext:value-type="date">
            <text:p>13/03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hia al-Houthi rebel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69" calcext:value-type="float">
            <text:p>381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18" calcext:value-type="date">
            <text:p>18/04/202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24" calcext:value-type="float">
            <text:p>38524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6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Yemen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Yemen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6:59.218484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7:58.081835577</meta:creation-date>
    <dc:date>2023-05-15T16:47:40.849493085</dc:date>
    <meta:editing-duration>PT3M30S</meta:editing-duration>
    <meta:editing-cycles>3</meta:editing-cycles>
    <meta:generator>LibreOffice/7.0.4.2$Linux_X86_64 LibreOffice_project/00$Build-2</meta:generator>
    <meta:document-statistic meta:table-count="2" meta:cell-count="11403" meta:object-count="0"/>
  </office:meta>
</office:document-meta>
</file>